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3000000A11DF7A23D34C2A1A1.png" manifest:media-type="image/png"/>
  <manifest:file-entry manifest:full-path="Pictures/1000020100000177000000DE7F084A5BC992D11A.png" manifest:media-type="image/png"/>
  <manifest:file-entry manifest:full-path="Pictures/10000201000002290000024C68D6409EEF019DD3.png" manifest:media-type="image/png"/>
  <manifest:file-entry manifest:full-path="Pictures/100002010000017100000189D6CC4B73538B904A.png" manifest:media-type="image/png"/>
  <manifest:file-entry manifest:full-path="Pictures/100002010000022B0000024652E04DDBE9E282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cc00" draw:fill="none" draw:textarea-horizontal-align="justify" draw:textarea-vertical-align="middle" draw:auto-grow-height="false" fo:min-height="4.462cm" fo:min-width="4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Decision making with rockets</text:span><text:line-break/><text:span text:style-name="T2">(and why you might ca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9.921cm" svg:height="5.873cm" svg:x="9.15cm" svg:y="7.646cm">
          <draw:image xlink:href="Pictures/1000020100000177000000DE7F084A5BC992D1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9.921cm" svg:height="5.873cm" svg:x="9.15cm" svg:y="7.646cm">
          <draw:image xlink:href="Pictures/1000020100000177000000DE7F084A5BC992D11A.png" xlink:type="simple" xlink:show="embed" xlink:actuate="onLoad">
            <text:p/>
          </draw:image>
        </draw:frame>
        <draw:custom-shape draw:style-name="gr3" draw:text-style-name="P3" draw:layer="layout" svg:width="4.8cm" svg:height="4.712cm" svg:x="8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9.762cm" svg:height="10.397cm" svg:x="9.23cm" svg:y="5.384cm">
          <draw:image xlink:href="Pictures/100002010000017100000189D6CC4B73538B90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9.575cm" svg:height="20.528cm" svg:x="4.393cm" svg:y="0.367cm">
          <draw:image xlink:href="Pictures/100002010000022B0000024652E04DDBE9E282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9.505cm" svg:height="20.739cm" svg:x="4.428cm" svg:y="0.161cm">
          <draw:image xlink:href="Pictures/10000201000002290000024C68D6409EEF019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1.508cm" svg:height="4.259cm" svg:x="8.357cm" svg:y="8.453cm">
          <draw:image xlink:href="Pictures/10000201000001B3000000A11DF7A23D34C2A1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11.508cm" svg:height="4.259cm" svg:x="8.357cm" svg:y="8.453cm">
          <draw:image xlink:href="Pictures/10000201000001B3000000A11DF7A23D34C2A1A1.png" xlink:type="simple" xlink:show="embed" xlink:actuate="onLoad">
            <text:p/>
          </draw:image>
        </draw:frame>
        <draw:custom-shape draw:style-name="gr3" draw:text-style-name="P3" draw:layer="layout" svg:width="4.8cm" svg:height="4.712cm" svg:x="8.3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1:51:53.411046632</meta:creation-date>
    <dc:date>2019-12-02T14:29:08.112088942</dc:date>
    <meta:editing-duration>PT57M2S</meta:editing-duration>
    <meta:editing-cycles>5</meta:editing-cycles>
    <meta:generator>LibreOffice/5.1.6.2$Linux_X86_64 LibreOffice_project/10m0$Build-2</meta:generator>
    <meta:document-statistic meta:object-count="47"/>
  </office:meta>
</office:document-meta>
</file>